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</style:style>
    <style:style style:name="ce6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</style:style>
    <style:style style:name="ce12" style:family="table-cell" style:parent-style-name="Default" style:data-style-name="N12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55763888888889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86152777777778cm"/>
    </style:style>
    <style:style style:name="co5" style:family="table-column">
      <style:table-column-properties fo:break-before="auto" style:column-width="4.48027777777778cm"/>
    </style:style>
    <style:style style:name="co6" style:family="table-column">
      <style:table-column-properties fo:break-before="auto" style:column-width="2.92805555555556cm"/>
    </style:style>
    <style:style style:name="co7" style:family="table-column">
      <style:table-column-properties fo:break-before="auto" style:column-width="2.09902777777778cm"/>
    </style:style>
    <style:style style:name="co8" style:family="table-column">
      <style:table-column-properties fo:break-before="auto" style:column-width="2.94569444444444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2.52236111111111cm"/>
    </style:style>
    <style:style style:name="co11" style:family="table-column">
      <style:table-column-properties fo:break-before="auto" style:column-width="2.34597222222222cm"/>
    </style:style>
    <style:style style:name="co12" style:family="table-column">
      <style:table-column-properties fo:break-before="auto" style:column-width="2.24013888888889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50472222222222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15194444444444cm"/>
    </style:style>
    <style:style style:name="co18" style:family="table-column">
      <style:table-column-properties fo:break-before="auto" style:column-width="2.2225cm"/>
    </style:style>
    <style:style style:name="co19" style:family="table-column">
      <style:table-column-properties fo:break-before="auto" style:column-width="2.36361111111111cm"/>
    </style:style>
    <style:style style:name="co20" style:family="table-column">
      <style:table-column-properties fo:break-before="auto" style:column-width="2.45180555555556cm"/>
    </style:style>
    <style:style style:name="co21" style:family="table-column">
      <style:table-column-properties fo:break-before="auto" style:column-width="2.39888888888889cm"/>
    </style:style>
    <style:style style:name="co22" style:family="table-column">
      <style:table-column-properties fo:break-before="auto" style:column-width="2.73402777777778cm"/>
    </style:style>
    <style:style style:name="co23" style:family="table-column">
      <style:table-column-properties fo:break-before="auto" style:column-width="2.41652777777778cm"/>
    </style:style>
    <style:style style:name="co24" style:family="table-column">
      <style:table-column-properties fo:break-before="auto" style:column-width="3.31611111111111cm"/>
    </style:style>
    <style:style style:name="co25" style:family="table-column">
      <style:table-column-properties fo:break-before="auto" style:column-width="3.03388888888889cm"/>
    </style:style>
    <style:style style:name="co26" style:family="table-column">
      <style:table-column-properties fo:break-before="auto" style:column-width="2.43416666666667cm"/>
    </style:style>
    <style:style style:name="co27" style:family="table-column">
      <style:table-column-properties fo:break-before="auto" style:column-width="2.83986111111111cm"/>
    </style:style>
    <style:style style:name="co28" style:family="table-column">
      <style:table-column-properties fo:break-before="auto" style:column-width="2.61055555555556cm"/>
    </style:style>
    <style:style style:name="co29" style:family="table-column">
      <style:table-column-properties fo:break-before="auto" style:column-width="2.80458333333333cm"/>
    </style:style>
    <style:style style:name="co30" style:family="table-column">
      <style:table-column-properties fo:break-before="auto" style:column-width="3.21027777777778cm"/>
    </style:style>
    <style:style style:name="co31" style:family="table-column">
      <style:table-column-properties fo:break-before="auto" style:column-width="3.01625cm"/>
    </style:style>
    <style:style style:name="co32" style:family="table-column">
      <style:table-column-properties fo:break-before="auto" style:column-width="3.56305555555556cm"/>
    </style:style>
    <style:style style:name="co33" style:family="table-column">
      <style:table-column-properties fo:break-before="auto" style:column-width="5.3975cm"/>
    </style:style>
    <style:style style:name="co34" style:family="table-column">
      <style:table-column-properties fo:break-before="auto" style:column-width="1.69333333333333cm"/>
    </style:style>
    <style:style style:name="ro1" style:family="table-row">
      <style:table-row-properties style:row-height="72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C2]));ISBLANK([.E2])))" style:apply-style-name="cf1" style:base-cell-address="Data_Sheet_July_2022.E2"/>
    </style:style>
    <style:style style:name="ce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G2]));ISBLANK([.F2])))" style:apply-style-name="cf1" style:base-cell-address="Data_Sheet_July_2022.F2"/>
    </style:style>
    <style:style style:name="ce1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F2]));ISBLANK([.G2])))" style:apply-style-name="cf1" style:base-cell-address="Data_Sheet_July_2022.G2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U2]));ISBLANK([.T2])))" style:apply-style-name="cf1" style:base-cell-address="Data_Sheet_July_2022.T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T2]));ISBLANK([.U2])))" style:apply-style-name="cf1" style:base-cell-address="Data_Sheet_July_2022.U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4]));ISBLANK([.Y4])))" style:apply-style-name="cf1" style:base-cell-address="Data_Sheet_July_2022.Y4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3]));ISBLANK([.Y3])))" style:apply-style-name="cf1" style:base-cell-address="Data_Sheet_July_2022.Y3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3]));ISBLANK([.X3])))" style:apply-style-name="cf1" style:base-cell-address="Data_Sheet_July_2022.X3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2]));ISBLANK([.Y2])))" style:apply-style-name="cf1" style:base-cell-address="Data_Sheet_July_2022.Y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map style:condition="of:is-true-formula(AND(NOT(ISBLANK([.W2]));ISBLANK([.X2])))" style:apply-style-name="cf1" style:base-cell-address="Data_Sheet_July_2022.X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_July_2022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_July_2022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_July_20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16343" table:default-cell-style-name="ce1"/>
        <table:table-row table:style-name="ro1">
          <table:table-cell office:value-type="string" table:style-name="ce4">
            <text:p>Year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Organisation Name</text:p>
          </table:table-cell>
          <table:table-cell office:value-type="string" table:style-name="ce4">
            <text:p>Organisation Type</text:p>
          </table:table-cell>
          <table:table-cell office:value-type="string" table:style-name="ce4">
            <text:p>Main, parent or sponsoring department</text:p>
          </table:table-cell>
          <table:table-cell office:value-type="string" table:style-name="ce4">
            <text:p>Payroll staff; AO/AA; Headcount</text:p>
          </table:table-cell>
          <table:table-cell office:value-type="string" table:style-name="ce4">
            <text:p>Payroll staff; AO/AA; Full-time equivalent</text:p>
          </table:table-cell>
          <table:table-cell office:value-type="string" table:style-name="ce4">
            <text:p>Payroll staff; EO; Headcount</text:p>
          </table:table-cell>
          <table:table-cell office:value-type="string" table:style-name="ce4">
            <text:p>Payroll staff; EO; Full-time equivalent</text:p>
          </table:table-cell>
          <table:table-cell office:value-type="string" table:style-name="ce4">
            <text:p>Payroll staff; SEO/HEO; Headcount</text:p>
          </table:table-cell>
          <table:table-cell office:value-type="string" table:style-name="ce4">
            <text:p>Payroll staff; SEO/HEO; Full-time equivalent</text:p>
          </table:table-cell>
          <table:table-cell office:value-type="string" table:style-name="ce4">
            <text:p>Payroll staff; Grade 6/7; Headcount</text:p>
          </table:table-cell>
          <table:table-cell office:value-type="string" table:style-name="ce4">
            <text:p>Payroll staff; Grade 6/7; Full-time equivalent</text:p>
          </table:table-cell>
          <table:table-cell office:value-type="string" table:style-name="ce4">
            <text:p>Payroll staff; SCS; Headcount</text:p>
          </table:table-cell>
          <table:table-cell office:value-type="string" table:style-name="ce4">
            <text:p>Payroll staff; SCS; Full-time equivalent</text:p>
          </table:table-cell>
          <table:table-cell office:value-type="string" table:style-name="ce4">
            <text:p>Payroll staff; Other, unknown, unspecified; Headcount</text:p>
          </table:table-cell>
          <table:table-cell office:value-type="string" table:style-name="ce4">
            <text:p>Payroll staff; Other, unknown, unspecified; Full-time equivalent</text:p>
          </table:table-cell>
          <table:table-cell office:value-type="string" table:style-name="ce4">
            <text:p>Payroll staff; Total; Headcount</text:p>
          </table:table-cell>
          <table:table-cell office:value-type="string" table:style-name="ce4">
            <text:p>Payroll staff; Total; Full-time equivalent</text:p>
          </table:table-cell>
          <table:table-cell office:value-type="string" table:style-name="ce4">
            <text:p>Non-payroll staff; Admin and Clerical; Headcount</text:p>
          </table:table-cell>
          <table:table-cell office:value-type="string" table:style-name="ce4">
            <text:p>Non-payroll staff; Admin and Clerical; Full-time equivalent</text:p>
          </table:table-cell>
          <table:table-cell office:value-type="string" table:style-name="ce4">
            <text:p>Non-payroll staff; Interim Managers &amp; Specialist Contractors &amp; Medical; Headcount</text:p>
          </table:table-cell>
          <table:table-cell office:value-type="string" table:style-name="ce4">
            <text:p>Non-payroll staff; Interim Managers &amp; Specialist Contractors &amp; Medical; Full-time equivalent</text:p>
          </table:table-cell>
          <table:table-cell office:value-type="string" table:style-name="ce4">
            <text:p>Non-payroll staff; Other Contingent labour; Headcount</text:p>
          </table:table-cell>
          <table:table-cell office:value-type="string" table:style-name="ce4">
            <text:p>Non-payroll staff; Other Contingent labour; Full-time equivalent</text:p>
          </table:table-cell>
          <table:table-cell office:value-type="string" table:style-name="ce4">
            <text:p>Non-payroll staff; Total Contingent labour: Headcount</text:p>
          </table:table-cell>
          <table:table-cell office:value-type="string" table:style-name="ce4">
            <text:p>Non-payroll staff; Total Contingent labour: Full-time equivalent</text:p>
          </table:table-cell>
          <table:table-cell office:value-type="string" table:style-name="ce4">
            <text:p>Non-payroll staff; Consultancy; Number of Contracts</text:p>
          </table:table-cell>
          <table:table-cell office:value-type="string" table:style-name="ce4">
            <text:p>Grand Total (workforce numbers); Headcount</text:p>
          </table:table-cell>
          <table:table-cell office:value-type="string" table:style-name="ce4">
            <text:p>Grand Total (workforce numbers); Full-time equivalent</text:p>
          </table:table-cell>
          <table:table-cell office:value-type="string" table:style-name="ce4">
            <text:p>Payroll staff costs; Salary</text:p>
          </table:table-cell>
          <table:table-cell office:value-type="string" table:style-name="ce4">
            <text:p>Payroll staff costs; Allowances</text:p>
          </table:table-cell>
          <table:table-cell office:value-type="string" table:style-name="ce4">
            <text:p>Payroll staff costs; Non-consolidated performance payments</text:p>
          </table:table-cell>
          <table:table-cell office:value-type="string" table:style-name="ce4">
            <text:p>Payroll staff costs; Overtime</text:p>
          </table:table-cell>
          <table:table-cell office:value-type="string" table:style-name="ce4">
            <text:p>Payroll staff costs; Employer pension contributions</text:p>
          </table:table-cell>
          <table:table-cell office:value-type="string" table:style-name="ce4">
            <text:p>Payroll staff costs; Employer national insurance contributions</text:p>
          </table:table-cell>
          <table:table-cell office:value-type="string" table:style-name="ce4">
            <text:p>Payroll staff costs; Total paybill</text:p>
          </table:table-cell>
          <table:table-cell office:value-type="string" table:style-name="ce4">
            <text:p>Non-Payroll staff costs; Contingent labour</text:p>
          </table:table-cell>
          <table:table-cell office:value-type="string" table:style-name="ce4">
            <text:p>Non-Payroll staff costs; Consultancy</text:p>
          </table:table-cell>
          <table:table-cell office:value-type="string" table:style-name="ce4">
            <text:p>Non-Payroll staff costs; Total staff costs</text:p>
          </table:table-cell>
          <table:table-cell office:value-type="string" table:style-name="ce4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Ministry of Defence</text:p>
          </table:table-cell>
          <table:table-cell office:value-type="string" table:style-name="ce9">
            <text:p>Ministerial Department</text:p>
          </table:table-cell>
          <table:table-cell office:value-type="string" table:style-name="ce16">
            <text:p>Ministry of Defence</text:p>
          </table:table-cell>
          <table:table-cell office:value-type="float" office:value="9275" table:content-validation-name="val2" table:style-name="ce17">
            <text:p>9275.00</text:p>
          </table:table-cell>
          <table:table-cell office:value-type="float" office:value="8797.2973277600195" table:content-validation-name="val1" table:style-name="ce18">
            <text:p>8797.30</text:p>
          </table:table-cell>
          <table:table-cell office:value-type="float" office:value="5881" table:content-validation-name="val2" table:style-name="ce17">
            <text:p>5881.00</text:p>
          </table:table-cell>
          <table:table-cell office:value-type="float" office:value="5713.5809863400073" table:content-validation-name="val1" table:style-name="ce18">
            <text:p>5713.58</text:p>
          </table:table-cell>
          <table:table-cell office:value-type="float" office:value="10960" table:content-validation-name="val2" table:style-name="ce17">
            <text:p>10960.00</text:p>
          </table:table-cell>
          <table:table-cell office:value-type="float" office:value="10696.23822016003" table:content-validation-name="val1" table:style-name="ce18">
            <text:p>10696.24</text:p>
          </table:table-cell>
          <table:table-cell office:value-type="float" office:value="2664" table:content-validation-name="val2" table:style-name="ce17">
            <text:p>2664.00</text:p>
          </table:table-cell>
          <table:table-cell office:value-type="float" office:value="2623.4109290299984" table:content-validation-name="val1" table:style-name="ce18">
            <text:p>2623.41</text:p>
          </table:table-cell>
          <table:table-cell office:value-type="float" office:value="318" table:content-validation-name="val2" table:style-name="ce17">
            <text:p>318.00</text:p>
          </table:table-cell>
          <table:table-cell office:value-type="float" office:value="312.91999999999996" table:content-validation-name="val1" table:style-name="ce18">
            <text:p>312.92</text:p>
          </table:table-cell>
          <table:table-cell office:value-type="float" office:value="10145" table:content-validation-name="val2" table:style-name="ce17">
            <text:p>10145.00</text:p>
          </table:table-cell>
          <table:table-cell office:value-type="float" office:value="9749.6078886000596" table:content-validation-name="val1" table:style-name="ce18">
            <text:p>9749.61</text:p>
          </table:table-cell>
          <table:table-cell office:value-type="float" office:value="39243" table:style-name="ce7">
            <text:p>39,243</text:p>
          </table:table-cell>
          <table:table-cell office:value-type="float" office:value="37893" table:style-name="ce7">
            <text:p>37,893</text:p>
          </table:table-cell>
          <table:table-cell office:value-type="float" office:value="41" table:content-validation-name="val4" table:style-name="ce19">
            <text:p>41</text:p>
          </table:table-cell>
          <table:table-cell office:value-type="float" office:value="39.549999999999997" table:content-validation-name="val1" table:style-name="ce20">
            <text:p>39.55</text:p>
          </table:table-cell>
          <table:table-cell office:value-type="float" office:value="312" table:content-validation-name="val4" table:style-name="ce19">
            <text:p>312</text:p>
          </table:table-cell>
          <table:table-cell office:value-type="float" office:value="308.97999999999996" table:content-validation-name="val1" table:style-name="ce20">
            <text:p>308.98</text:p>
          </table:table-cell>
          <table:table-cell office:value-type="float" office:value="696" table:content-validation-name="val1" table:style-name="ce25">
            <text:p>696.00</text:p>
          </table:table-cell>
          <table:table-cell office:value-type="float" office:value="693.89" table:content-validation-name="val3" table:style-name="ce24">
            <text:p>693.89</text:p>
          </table:table-cell>
          <table:table-cell office:value-type="float" office:value="1049" table:style-name="ce8">
            <text:p>1049</text:p>
          </table:table-cell>
          <table:table-cell office:value-type="float" office:value="1042" table:style-name="ce8">
            <text:p>1042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40292" table:style-name="ce7">
            <text:p>40,292</text:p>
          </table:table-cell>
          <table:table-cell office:value-type="float" office:value="38935" table:style-name="ce7">
            <text:p>38,935</text:p>
          </table:table-cell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office:value-type="string" table:style-name="ce13">
            <text:p>£0,00</text:p>
          </table:table-cell>
          <table:table-cell table:content-validation-name="val6" table:style-name="ce14"/>
          <table:table-cell table:content-validation-name="val6" table:style-name="ce14"/>
          <table:table-cell office:value-type="string" table:style-name="ce15">
            <text:p>£0,00</text:p>
          </table:table-cell>
          <table:table-cell office:value-type="string" table:style-name="ce13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Defence Equipment and Support</text:p>
          </table:table-cell>
          <table:table-cell office:value-type="string" table:style-name="ce9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10605" table:content-validation-name="val2" table:style-name="ce17">
            <text:p>10605.00</text:p>
          </table:table-cell>
          <table:table-cell office:value-type="float" office:value="10220.193312130006" table:content-validation-name="val1" table:style-name="ce18">
            <text:p>10220.19</text:p>
          </table:table-cell>
          <table:table-cell office:value-type="float" office:value="10605" table:style-name="ce7">
            <text:p>10,605</text:p>
          </table:table-cell>
          <table:table-cell office:value-type="float" office:value="10220" table:style-name="ce7">
            <text:p>10,220</text:p>
          </table:table-cell>
          <table:table-cell office:value-type="float" office:value="0" table:content-validation-name="val4" table:style-name="ce19">
            <text:p>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2" table:content-validation-name="val4" table:style-name="ce19">
            <text:p>2</text:p>
          </table:table-cell>
          <table:table-cell office:value-type="float" office:value="2" table:content-validation-name="val1" table:style-name="ce20">
            <text:p>2.00</text:p>
          </table:table-cell>
          <table:table-cell office:value-type="float" office:value="201" table:content-validation-name="val1" table:style-name="ce23">
            <text:p>201.00</text:p>
          </table:table-cell>
          <table:table-cell office:value-type="float" office:value="201" table:content-validation-name="val3" table:style-name="ce22">
            <text:p>201.00</text:p>
          </table:table-cell>
          <table:table-cell office:value-type="float" office:value="203" table:style-name="ce8">
            <text:p>203</text:p>
          </table:table-cell>
          <table:table-cell office:value-type="float" office:value="203" table:style-name="ce8">
            <text:p>203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10808" table:style-name="ce7">
            <text:p>10,808</text:p>
          </table:table-cell>
          <table:table-cell office:value-type="float" office:value="10423" table:style-name="ce7">
            <text:p>10,423</text:p>
          </table:table-cell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office:value-type="string" table:style-name="ce13">
            <text:p>£0,00</text:p>
          </table:table-cell>
          <table:table-cell table:content-validation-name="val6" table:style-name="ce14"/>
          <table:table-cell table:content-validation-name="val6" table:style-name="ce14"/>
          <table:table-cell office:value-type="string" table:style-name="ce13">
            <text:p>£0,00</text:p>
          </table:table-cell>
          <table:table-cell office:value-type="string" table:style-name="ce13">
            <text:p>£0,00</text:p>
          </table:table-cell>
          <table:table-cell table:number-columns-repeated="16343"/>
        </table:table-row>
        <table:table-row table:style-name="ro3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Defence Electronics and Components Agency</text:p>
          </table:table-cell>
          <table:table-cell office:value-type="string" table:style-name="ce9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84" table:content-validation-name="val2" table:style-name="ce17">
            <text:p>84.00</text:p>
          </table:table-cell>
          <table:table-cell office:value-type="float" office:value="78.859459999999999" table:content-validation-name="val1" table:style-name="ce18">
            <text:p>78.86</text:p>
          </table:table-cell>
          <table:table-cell office:value-type="float" office:value="238" table:content-validation-name="val2" table:style-name="ce17">
            <text:p>238.00</text:p>
          </table:table-cell>
          <table:table-cell office:value-type="float" office:value="217.67562599999999" table:content-validation-name="val1" table:style-name="ce18">
            <text:p>217.68</text:p>
          </table:table-cell>
          <table:table-cell office:value-type="float" office:value="91" table:content-validation-name="val2" table:style-name="ce17">
            <text:p>91.00</text:p>
          </table:table-cell>
          <table:table-cell office:value-type="float" office:value="90.810811000000001" table:content-validation-name="val1" table:style-name="ce18">
            <text:p>90.81</text:p>
          </table:table-cell>
          <table:table-cell office:value-type="float" office:value="14" table:content-validation-name="val2" table:style-name="ce17">
            <text:p>14.00</text:p>
          </table:table-cell>
          <table:table-cell office:value-type="float" office:value="13.918919000000001" table:content-validation-name="val1" table:style-name="ce18">
            <text:p>13.92</text:p>
          </table:table-cell>
          <table:table-cell office:value-type="float" office:value="1" table:content-validation-name="val2" table:style-name="ce17">
            <text:p>1.00</text:p>
          </table:table-cell>
          <table:table-cell office:value-type="float" office:value="1" table:content-validation-name="val1" table:style-name="ce18">
            <text:p>1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428" table:style-name="ce6">
            <text:p>428.00</text:p>
          </table:table-cell>
          <table:table-cell office:value-type="float" office:value="402" table:style-name="ce8">
            <text:p>402</text:p>
          </table:table-cell>
          <table:table-cell office:value-type="float" office:value="13" table:content-validation-name="val4" table:style-name="ce19">
            <text:p>13</text:p>
          </table:table-cell>
          <table:table-cell office:value-type="float" office:value="13" table:content-validation-name="val1" table:style-name="ce20">
            <text:p>13.00</text:p>
          </table:table-cell>
          <table:table-cell office:value-type="float" office:value="0" table:content-validation-name="val4" table:style-name="ce19">
            <text:p>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8" table:content-validation-name="val1" table:style-name="ce20">
            <text:p>8.00</text:p>
          </table:table-cell>
          <table:table-cell office:value-type="float" office:value="8" table:content-validation-name="val3" table:style-name="ce21">
            <text:p>8.00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8">
            <text:p>21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449" table:style-name="ce8">
            <text:p>449</text:p>
          </table:table-cell>
          <table:table-cell office:value-type="float" office:value="423" table:style-name="ce8">
            <text:p>423</text:p>
          </table:table-cell>
          <table:table-cell office:value-type="currency" office:value="1124020.2100000039" table:content-validation-name="val6" table:style-name="ce11">
            <text:p>£1,124,020.21</text:p>
          </table:table-cell>
          <table:table-cell office:value-type="currency" office:value="43624.850000000006" table:content-validation-name="val6" table:style-name="ce11">
            <text:p>£43,624.85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39601.110000000008" table:content-validation-name="val6" table:style-name="ce11">
            <text:p>£39,601.11</text:p>
          </table:table-cell>
          <table:table-cell office:value-type="currency" office:value="277702.18999999925" table:content-validation-name="val6" table:style-name="ce11">
            <text:p>£277,702.19</text:p>
          </table:table-cell>
          <table:table-cell office:value-type="currency" office:value="128363.09000000013" table:content-validation-name="val6" table:style-name="ce11">
            <text:p>£128,363.09</text:p>
          </table:table-cell>
          <table:table-cell office:value-type="string" table:style-name="ce12">
            <text:p>£1,613,311,45</text:p>
          </table:table-cell>
          <table:table-cell office:value-type="currency" office:value="61682.310000000005" table:content-validation-name="val6" table:style-name="ce14">
            <text:p>£61,682.31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string" table:style-name="ce13">
            <text:p>£61,682,31</text:p>
          </table:table-cell>
          <table:table-cell office:value-type="string" table:style-name="ce13">
            <text:p>£1,674,993,76</text:p>
          </table:table-cell>
          <table:table-cell table:number-columns-repeated="16343"/>
        </table:table-row>
        <table:table-row table:style-name="ro3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Defence Science and Technology Laboratory</text:p>
          </table:table-cell>
          <table:table-cell office:value-type="string" table:style-name="ce9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181" table:content-validation-name="val2" table:style-name="ce17">
            <text:p>181.00</text:p>
          </table:table-cell>
          <table:table-cell office:value-type="float" office:value="178.57999999999998" table:content-validation-name="val1" table:style-name="ce18">
            <text:p>178.58</text:p>
          </table:table-cell>
          <table:table-cell office:value-type="float" office:value="267" table:content-validation-name="val2" table:style-name="ce17">
            <text:p>267.00</text:p>
          </table:table-cell>
          <table:table-cell office:value-type="float" office:value="251.37000000000006" table:content-validation-name="val1" table:style-name="ce18">
            <text:p>251.37</text:p>
          </table:table-cell>
          <table:table-cell office:value-type="float" office:value="2188" table:content-validation-name="val2" table:style-name="ce17">
            <text:p>2188.00</text:p>
          </table:table-cell>
          <table:table-cell office:value-type="float" office:value="2108.5399999999977" table:content-validation-name="val1" table:style-name="ce18">
            <text:p>2108.54</text:p>
          </table:table-cell>
          <table:table-cell office:value-type="float" office:value="2128" table:content-validation-name="val2" table:style-name="ce17">
            <text:p>2128.00</text:p>
          </table:table-cell>
          <table:table-cell office:value-type="float" office:value="1991.509999999997" table:content-validation-name="val1" table:style-name="ce18">
            <text:p>1991.51</text:p>
          </table:table-cell>
          <table:table-cell office:value-type="float" office:value="45" table:content-validation-name="val2" table:style-name="ce17">
            <text:p>45.00</text:p>
          </table:table-cell>
          <table:table-cell office:value-type="float" office:value="37.81" table:content-validation-name="val1" table:style-name="ce18">
            <text:p>37.81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4809" table:style-name="ce7">
            <text:p>4,809</text:p>
          </table:table-cell>
          <table:table-cell office:value-type="float" office:value="4568" table:style-name="ce7">
            <text:p>4,568</text:p>
          </table:table-cell>
          <table:table-cell office:value-type="float" office:value="0" table:content-validation-name="val4" table:style-name="ce19">
            <text:p>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198" table:content-validation-name="val4" table:style-name="ce19">
            <text:p>198</text:p>
          </table:table-cell>
          <table:table-cell office:value-type="float" office:value="189.9" table:content-validation-name="val1" table:style-name="ce20">
            <text:p>189.9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3" table:style-name="ce21">
            <text:p>0.00</text:p>
          </table:table-cell>
          <table:table-cell office:value-type="float" office:value="198" table:style-name="ce8">
            <text:p>198</text:p>
          </table:table-cell>
          <table:table-cell office:value-type="float" office:value="190" table:style-name="ce8">
            <text:p>19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5007" table:style-name="ce7">
            <text:p>5,007</text:p>
          </table:table-cell>
          <table:table-cell office:value-type="float" office:value="4758" table:style-name="ce7">
            <text:p>4,758</text:p>
          </table:table-cell>
          <table:table-cell office:value-type="currency" office:value="15753615.369999997" table:content-validation-name="val6" table:style-name="ce11">
            <text:p>£15,753,615.37</text:p>
          </table:table-cell>
          <table:table-cell office:value-type="currency" office:value="167376.39000000001" table:content-validation-name="val6" table:style-name="ce11">
            <text:p>£167,376.39</text:p>
          </table:table-cell>
          <table:table-cell office:value-type="currency" office:value="85178" table:content-validation-name="val6" table:style-name="ce11">
            <text:p>£85,178.00</text:p>
          </table:table-cell>
          <table:table-cell office:value-type="currency" office:value="523694.08000000007" table:content-validation-name="val6" table:style-name="ce11">
            <text:p>£523,694.08</text:p>
          </table:table-cell>
          <table:table-cell office:value-type="currency" office:value="4283956.9099999992" table:content-validation-name="val6" table:style-name="ce11">
            <text:p>£4,283,956.91</text:p>
          </table:table-cell>
          <table:table-cell office:value-type="currency" office:value="1889172.23" table:content-validation-name="val6" table:style-name="ce11">
            <text:p>£1,889,172.23</text:p>
          </table:table-cell>
          <table:table-cell office:value-type="string" table:style-name="ce12">
            <text:p>£22,702,992,98</text:p>
          </table:table-cell>
          <table:table-cell office:value-type="currency" office:value="1904012.92" table:content-validation-name="val6" table:style-name="ce14">
            <text:p>£1,904,012.92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string" table:style-name="ce13">
            <text:p>£1,904,012,92</text:p>
          </table:table-cell>
          <table:table-cell office:value-type="string" table:style-name="ce13">
            <text:p>£24,607,005,90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National Museum of the Royal Navy</text:p>
          </table:table-cell>
          <table:table-cell office:value-type="string" table:style-name="ce9">
            <text:p>Executive Non-Departmental Public Body</text:p>
          </table:table-cell>
          <table:table-cell office:value-type="string" table:style-name="ce16">
            <text:p>Ministry of Defence</text:p>
          </table:table-cell>
          <table:table-cell table:content-validation-name="val2" table:style-name="ce17"/>
          <table:table-cell table:content-validation-name="val1" table:style-name="ce18"/>
          <table:table-cell table:content-validation-name="val2" table:style-name="ce17"/>
          <table:table-cell table:content-validation-name="val1" table:style-name="ce18"/>
          <table:table-cell table:content-validation-name="val2" table:style-name="ce17"/>
          <table:table-cell table:content-validation-name="val1" table:style-name="ce18"/>
          <table:table-cell table:content-validation-name="val2" table:style-name="ce17"/>
          <table:table-cell table:content-validation-name="val1" table:style-name="ce18"/>
          <table:table-cell table:content-validation-name="val2" table:style-name="ce17"/>
          <table:table-cell table:content-validation-name="val1" table:style-name="ce18"/>
          <table:table-cell table:content-validation-name="val2" table:style-name="ce17"/>
          <table:table-cell table:content-validation-name="val1" table:style-name="ce18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content-validation-name="val4" table:style-name="ce19"/>
          <table:table-cell table:content-validation-name="val1" table:style-name="ce20"/>
          <table:table-cell table:content-validation-name="val4" table:style-name="ce19"/>
          <table:table-cell table:content-validation-name="val1" table:style-name="ce20"/>
          <table:table-cell table:content-validation-name="val1" table:style-name="ce20"/>
          <table:table-cell table:content-validation-name="val3" table:style-name="ce2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table:content-validation-name="val6" table:style-name="ce11"/>
          <table:table-cell office:value-type="string" table:style-name="ce12">
            <text:p>£0,00</text:p>
          </table:table-cell>
          <table:table-cell table:content-validation-name="val6" table:style-name="ce14"/>
          <table:table-cell table:content-validation-name="val6" table:style-name="ce14"/>
          <table:table-cell office:value-type="string" table:style-name="ce13">
            <text:p>£0,00</text:p>
          </table:table-cell>
          <table:table-cell office:value-type="string" table:style-name="ce13">
            <text:p>£0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National Army Museum</text:p>
          </table:table-cell>
          <table:table-cell office:value-type="string" table:style-name="ce9">
            <text:p>Executive Non-Departmental Public Body</text:p>
          </table:table-cell>
          <table:table-cell office:value-type="string" table:style-name="ce16">
            <text:p>Ministry of Defence</text:p>
          </table:table-cell>
          <table:table-cell office:value-type="float" office:value="37" table:content-validation-name="val2" table:style-name="ce17">
            <text:p>37.00</text:p>
          </table:table-cell>
          <table:table-cell office:value-type="float" office:value="30.08" table:content-validation-name="val1" table:style-name="ce18">
            <text:p>30.08</text:p>
          </table:table-cell>
          <table:table-cell office:value-type="float" office:value="19" table:content-validation-name="val2" table:style-name="ce17">
            <text:p>19.00</text:p>
          </table:table-cell>
          <table:table-cell office:value-type="float" office:value="18.079999999999998" table:content-validation-name="val1" table:style-name="ce18">
            <text:p>18.08</text:p>
          </table:table-cell>
          <table:table-cell office:value-type="float" office:value="26" table:content-validation-name="val2" table:style-name="ce17">
            <text:p>26.00</text:p>
          </table:table-cell>
          <table:table-cell office:value-type="float" office:value="24.93" table:content-validation-name="val1" table:style-name="ce18">
            <text:p>24.93</text:p>
          </table:table-cell>
          <table:table-cell office:value-type="float" office:value="4" table:content-validation-name="val2" table:style-name="ce17">
            <text:p>4.00</text:p>
          </table:table-cell>
          <table:table-cell office:value-type="float" office:value="4" table:content-validation-name="val1" table:style-name="ce18">
            <text:p>4.00</text:p>
          </table:table-cell>
          <table:table-cell office:value-type="float" office:value="1" table:content-validation-name="val2" table:style-name="ce17">
            <text:p>1.00</text:p>
          </table:table-cell>
          <table:table-cell office:value-type="float" office:value="1" table:content-validation-name="val1" table:style-name="ce18">
            <text:p>1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87" table:style-name="ce8">
            <text:p>87</text:p>
          </table:table-cell>
          <table:table-cell office:value-type="float" office:value="78" table:style-name="ce8">
            <text:p>78</text:p>
          </table:table-cell>
          <table:table-cell office:value-type="float" office:value="0" table:content-validation-name="val4" table:style-name="ce19">
            <text:p>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4" table:style-name="ce19">
            <text:p>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3" table:style-name="ce21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87" table:style-name="ce8">
            <text:p>87</text:p>
          </table:table-cell>
          <table:table-cell office:value-type="float" office:value="78" table:style-name="ce8">
            <text:p>78</text:p>
          </table:table-cell>
          <table:table-cell office:value-type="currency" office:value="225760.16" table:content-validation-name="val6" table:style-name="ce11">
            <text:p>£225,760.16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23257.19" table:content-validation-name="val6" table:style-name="ce11">
            <text:p>£23,257.19</text:p>
          </table:table-cell>
          <table:table-cell office:value-type="currency" office:value="24094.74" table:content-validation-name="val6" table:style-name="ce11">
            <text:p>£24,094.74</text:p>
          </table:table-cell>
          <table:table-cell office:value-type="string" table:style-name="ce13">
            <text:p>£273,112,09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string" table:style-name="ce13">
            <text:p>£0,00</text:p>
          </table:table-cell>
          <table:table-cell office:value-type="string" table:style-name="ce13">
            <text:p>£273,112,09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Royal Air Force Museum</text:p>
          </table:table-cell>
          <table:table-cell office:value-type="string" table:style-name="ce9">
            <text:p>Executive Non-Departmental Public Body</text:p>
          </table:table-cell>
          <table:table-cell office:value-type="string" table:style-name="ce16">
            <text:p>Ministry of Defence</text:p>
          </table:table-cell>
          <table:table-cell office:value-type="float" office:value="79.98" table:content-validation-name="val2" table:style-name="ce17">
            <text:p>79.98</text:p>
          </table:table-cell>
          <table:table-cell office:value-type="float" office:value="64.5" table:content-validation-name="val1" table:style-name="ce18">
            <text:p>64.50</text:p>
          </table:table-cell>
          <table:table-cell office:value-type="float" office:value="73" table:content-validation-name="val2" table:style-name="ce17">
            <text:p>73.00</text:p>
          </table:table-cell>
          <table:table-cell office:value-type="float" office:value="71.56" table:content-validation-name="val1" table:style-name="ce18">
            <text:p>71.56</text:p>
          </table:table-cell>
          <table:table-cell office:value-type="float" office:value="28" table:content-validation-name="val2" table:style-name="ce17">
            <text:p>28.00</text:p>
          </table:table-cell>
          <table:table-cell office:value-type="float" office:value="27.83" table:content-validation-name="val1" table:style-name="ce18">
            <text:p>27.83</text:p>
          </table:table-cell>
          <table:table-cell office:value-type="float" office:value="17" table:content-validation-name="val2" table:style-name="ce17">
            <text:p>17.00</text:p>
          </table:table-cell>
          <table:table-cell office:value-type="float" office:value="16" table:content-validation-name="val1" table:style-name="ce18">
            <text:p>16.00</text:p>
          </table:table-cell>
          <table:table-cell office:value-type="float" office:value="4" table:content-validation-name="val2" table:style-name="ce17">
            <text:p>4.00</text:p>
          </table:table-cell>
          <table:table-cell office:value-type="float" office:value="4" table:content-validation-name="val1" table:style-name="ce18">
            <text:p>4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202" table:style-name="ce8">
            <text:p>202</text:p>
          </table:table-cell>
          <table:table-cell office:value-type="float" office:value="184" table:style-name="ce8">
            <text:p>184</text:p>
          </table:table-cell>
          <table:table-cell office:value-type="float" office:value="1" table:content-validation-name="val4" table:style-name="ce19">
            <text:p>1</text:p>
          </table:table-cell>
          <table:table-cell office:value-type="float" office:value="0.8" table:content-validation-name="val1" table:style-name="ce20">
            <text:p>0.80</text:p>
          </table:table-cell>
          <table:table-cell office:value-type="float" office:value="0" table:content-validation-name="val4" table:style-name="ce19">
            <text:p>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3" table:style-name="ce21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203" table:style-name="ce8">
            <text:p>203</text:p>
          </table:table-cell>
          <table:table-cell office:value-type="float" office:value="185" table:style-name="ce8">
            <text:p>185</text:p>
          </table:table-cell>
          <table:table-cell office:value-type="currency" office:value="441118" table:content-validation-name="val6" table:style-name="ce11">
            <text:p>£441,118.00</text:p>
          </table:table-cell>
          <table:table-cell office:value-type="currency" office:value="55" table:content-validation-name="val6" table:style-name="ce11">
            <text:p>£55.00</text:p>
          </table:table-cell>
          <table:table-cell office:value-type="currency" office:value="0" table:content-validation-name="val6" table:style-name="ce11">
            <text:p>£0.00</text:p>
          </table:table-cell>
          <table:table-cell office:value-type="currency" office:value="11633" table:content-validation-name="val6" table:style-name="ce11">
            <text:p>£11,633.00</text:p>
          </table:table-cell>
          <table:table-cell office:value-type="currency" office:value="26625" table:content-validation-name="val6" table:style-name="ce11">
            <text:p>£26,625.00</text:p>
          </table:table-cell>
          <table:table-cell office:value-type="currency" office:value="45491" table:content-validation-name="val6" table:style-name="ce11">
            <text:p>£45,491.00</text:p>
          </table:table-cell>
          <table:table-cell office:value-type="string" table:style-name="ce13">
            <text:p>£524,922,00</text:p>
          </table:table-cell>
          <table:table-cell office:value-type="currency" office:value="562" table:content-validation-name="val6" table:style-name="ce14">
            <text:p>£562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string" table:style-name="ce13">
            <text:p>£562,00</text:p>
          </table:table-cell>
          <table:table-cell office:value-type="string" table:style-name="ce13">
            <text:p>£525,484,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July</text:p>
          </table:table-cell>
          <table:table-cell office:value-type="string" table:style-name="ce9">
            <text:p>UK Hydrographic Office</text:p>
          </table:table-cell>
          <table:table-cell office:value-type="string" table:style-name="ce9">
            <text:p>Executive Agency</text:p>
          </table:table-cell>
          <table:table-cell office:value-type="string" table:style-name="ce16">
            <text:p>Ministry of Defence</text:p>
          </table:table-cell>
          <table:table-cell office:value-type="float" office:value="101" table:content-validation-name="val2" table:style-name="ce17">
            <text:p>101.00</text:p>
          </table:table-cell>
          <table:table-cell office:value-type="float" office:value="97.04" table:content-validation-name="val1" table:style-name="ce18">
            <text:p>97.04</text:p>
          </table:table-cell>
          <table:table-cell office:value-type="float" office:value="246" table:content-validation-name="val2" table:style-name="ce17">
            <text:p>246.00</text:p>
          </table:table-cell>
          <table:table-cell office:value-type="float" office:value="230.39" table:content-validation-name="val1" table:style-name="ce18">
            <text:p>230.39</text:p>
          </table:table-cell>
          <table:table-cell office:value-type="float" office:value="488" table:content-validation-name="val2" table:style-name="ce17">
            <text:p>488.00</text:p>
          </table:table-cell>
          <table:table-cell office:value-type="float" office:value="468.51" table:content-validation-name="val1" table:style-name="ce18">
            <text:p>468.51</text:p>
          </table:table-cell>
          <table:table-cell office:value-type="float" office:value="87" table:content-validation-name="val2" table:style-name="ce17">
            <text:p>87.00</text:p>
          </table:table-cell>
          <table:table-cell office:value-type="float" office:value="85.31" table:content-validation-name="val1" table:style-name="ce18">
            <text:p>85.31</text:p>
          </table:table-cell>
          <table:table-cell office:value-type="float" office:value="6" table:content-validation-name="val2" table:style-name="ce17">
            <text:p>6.00</text:p>
          </table:table-cell>
          <table:table-cell office:value-type="float" office:value="6" table:content-validation-name="val1" table:style-name="ce18">
            <text:p>6.00</text:p>
          </table:table-cell>
          <table:table-cell office:value-type="float" office:value="0" table:content-validation-name="val2" table:style-name="ce17">
            <text:p>0.00</text:p>
          </table:table-cell>
          <table:table-cell office:value-type="float" office:value="0" table:content-validation-name="val1" table:style-name="ce18">
            <text:p>0.00</text:p>
          </table:table-cell>
          <table:table-cell office:value-type="float" office:value="928" table:style-name="ce8">
            <text:p>928</text:p>
          </table:table-cell>
          <table:table-cell office:value-type="float" office:value="887" table:style-name="ce8">
            <text:p>887</text:p>
          </table:table-cell>
          <table:table-cell office:value-type="float" office:value="11" table:content-validation-name="val4" table:style-name="ce19">
            <text:p>11</text:p>
          </table:table-cell>
          <table:table-cell office:value-type="float" office:value="9.85" table:content-validation-name="val1" table:style-name="ce20">
            <text:p>9.85</text:p>
          </table:table-cell>
          <table:table-cell office:value-type="float" office:value="45" table:content-validation-name="val4" table:style-name="ce19">
            <text:p>45</text:p>
          </table:table-cell>
          <table:table-cell office:value-type="float" office:value="44.6" table:content-validation-name="val1" table:style-name="ce20">
            <text:p>44.6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3" table:style-name="ce21">
            <text:p>0.00</text:p>
          </table:table-cell>
          <table:table-cell office:value-type="float" office:value="56" table:style-name="ce8">
            <text:p>56</text:p>
          </table:table-cell>
          <table:table-cell office:value-type="float" office:value="54" table:style-name="ce8">
            <text:p>54</text:p>
          </table:table-cell>
          <table:table-cell office:value-type="float" office:value="0" table:content-validation-name="val5" table:style-name="ce10">
            <text:p>0.00</text:p>
          </table:table-cell>
          <table:table-cell office:value-type="float" office:value="984" table:style-name="ce8">
            <text:p>984</text:p>
          </table:table-cell>
          <table:table-cell office:value-type="float" office:value="942" table:style-name="ce8">
            <text:p>942</text:p>
          </table:table-cell>
          <table:table-cell office:value-type="currency" office:value="2566876.67" table:content-validation-name="val6" table:style-name="ce11">
            <text:p>£2,566,876.67</text:p>
          </table:table-cell>
          <table:table-cell office:value-type="currency" office:value="65719.31" table:content-validation-name="val6" table:style-name="ce11">
            <text:p>£65,719.31</text:p>
          </table:table-cell>
          <table:table-cell office:value-type="currency" office:value="35050" table:content-validation-name="val6" table:style-name="ce11">
            <text:p>£35,050.00</text:p>
          </table:table-cell>
          <table:table-cell office:value-type="currency" office:value="43991.57" table:content-validation-name="val6" table:style-name="ce11">
            <text:p>£43,991.57</text:p>
          </table:table-cell>
          <table:table-cell office:value-type="currency" office:value="703801.4" table:content-validation-name="val6" table:style-name="ce11">
            <text:p>£703,801.40</text:p>
          </table:table-cell>
          <table:table-cell office:value-type="currency" office:value="301156.15000000002" table:content-validation-name="val6" table:style-name="ce11">
            <text:p>£301,156.15</text:p>
          </table:table-cell>
          <table:table-cell office:value-type="string" table:style-name="ce13">
            <text:p>£3,716,595,10</text:p>
          </table:table-cell>
          <table:table-cell office:value-type="currency" office:value="580824" table:content-validation-name="val6" table:style-name="ce14">
            <text:p>£580,824.00</text:p>
          </table:table-cell>
          <table:table-cell office:value-type="currency" office:value="0" table:content-validation-name="val6" table:style-name="ce14">
            <text:p>£0.00</text:p>
          </table:table-cell>
          <table:table-cell office:value-type="string" table:style-name="ce13">
            <text:p>£580,824,00</text:p>
          </table:table-cell>
          <table:table-cell office:value-type="string" table:style-name="ce13">
            <text:p>£4,297,419,10</text:p>
          </table:table-cell>
          <table:table-cell table:number-columns-repeated="16343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eacher, Emily C2</dc:creator>
    <meta:creation-date>2023-08-09T08:06:10Z</meta:creation-date>
    <dc:date>2023-08-22T09:49:07Z</dc:date>
  </office:meta>
</office:document-meta>
</file>